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465a4" draw:marker-start-width="0.65cm" draw:marker-end-width="0.65cm" draw:textarea-horizontal-align="justify" draw:textarea-vertical-align="middle" draw:auto-grow-height="false" fo:min-height="1.106cm" fo:min-width="2.11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3465a4" draw:marker-start-width="0.5cm" draw:marker-end-width="0.5cm" draw:textarea-horizontal-align="justify" draw:textarea-vertical-align="middle" draw:auto-grow-height="false" fo:min-height="1.667cm" fo:min-width="1.5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3465a4" draw:marker-start-width="0.8cm" draw:marker-end-width="0.8cm" draw:textarea-horizontal-align="justify" draw:textarea-vertical-align="middle" draw:auto-grow-height="false" fo:min-height="1.106cm" fo:min-width="2.11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3465a4" draw:marker-start-width="0.5cm" draw:marker-end-width="0.5cm" draw:textarea-horizontal-align="justify" draw:textarea-vertical-align="middle" draw:auto-grow-height="false" fo:min-height="1.106cm" fo:min-width="2.115cm" fo:padding-top="0.175cm" fo:padding-bottom="0.175cm" fo:padding-left="0.3cm" fo:padding-right="0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left="1cm" fo:margin-right="0cm" fo:margin-top="0.101cm" fo:margin-bottom="0.101cm" fo:text-align="start" fo:text-indent="0cm"/>
      <style:text-properties style:font-name="Liberation Sans" fo:font-size="18pt" style:letter-kerning="true" style:font-name-asian="Noto Sans CJK SC Regular" style:font-size-asian="18pt" style:font-name-complex="Lohit Devanagari" style:font-size-complex="18pt"/>
    </style:style>
    <style:style style:name="P2" style:family="paragraph">
      <style:paragraph-properties fo:margin-left="1cm" fo:margin-right="0cm" fo:margin-top="0.101cm" fo:margin-bottom="0.101cm" fo:text-align="start" fo:text-indent="0cm"/>
      <style:text-properties fo:font-size="18pt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margin-left="1cm" fo:margin-right="0cm" fo:margin-top="0.101cm" fo:margin-bottom="0.101cm" fo:text-align="start" fo:text-indent="0cm"/>
    </style:style>
    <style:style style:name="P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name="Forma1" draw:style-name="gr1" draw:text-style-name="P2" xml:id="id1" draw:id="id1" draw:layer="layout" svg:width="4.029cm" svg:height="1.436cm" svg:x="7.636cm" svg:y="6.6cm">
          <text:p text:style-name="P1">N = 5</text:p>
          <text:p text:style-name="P1">suma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Forma2" draw:style-name="gr2" draw:text-style-name="P3" xml:id="id3" draw:id="id3" draw:layer="layout" svg:width="4.058cm" svg:height="3.833cm" svg:x="7.621cm" svg:y="9.587cm">
          <text:p><text:span text:style-name="T1">N&gt;=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Forma1" draw:style-name="gr1" draw:text-style-name="P2" xml:id="id4" draw:id="id4" draw:layer="layout" svg:width="6.9cm" svg:height="1.436cm" svg:x="6.2cm" svg:y="14.971cm">
          <text:p text:style-name="P1">suma = suma + 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Forma1" draw:style-name="gr3" draw:text-style-name="P2" xml:id="id5" draw:id="id5" draw:layer="layout" svg:width="4.029cm" svg:height="1.436cm" svg:x="7.636cm" svg:y="19.156cm">
          <text:p text:style-name="P1">N = N -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Forma1" draw:style-name="gr4" draw:text-style-name="P2" xml:id="id6" draw:id="id6" draw:layer="layout" svg:width="2.615cm" svg:height="1.356cm" svg:x="13.5cm" svg:y="10.825cm">
          <text:p text:style-name="P4"><text:span text:style-name="T1">F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xml:id="id2" draw:id="id2" draw:layer="layout" draw:type="line" svg:x1="9.651cm" svg:y1="8.036cm" svg:x2="9.651cm" svg:y2="8.036cm" draw:start-shape="id1" draw:start-glue-point="6" draw:end-shape="id1" draw:end-glue-point="6" svg:d="M9651 8036z" svg:viewBox="0 0 1 1">
          <text:p/>
        </draw:connector>
        <draw:connector draw:style-name="gr5" draw:text-style-name="P5" draw:layer="layout" draw:type="line" svg:x1="9.651cm" svg:y1="8.036cm" svg:x2="9.65cm" svg:y2="9.587cm" draw:start-shape="id2" draw:start-glue-point="0" draw:end-shape="id3" draw:end-glue-point="4" svg:d="M9651 8036l-1 1551" svg:viewBox="0 0 2 1552">
          <text:p/>
        </draw:connector>
        <draw:connector draw:style-name="gr5" draw:text-style-name="P5" draw:layer="layout" draw:type="line" svg:x1="9.65cm" svg:y1="13.42cm" svg:x2="9.65cm" svg:y2="14.971cm" draw:start-shape="id3" draw:start-glue-point="6" draw:end-shape="id4" draw:end-glue-point="4" svg:d="M9650 13420v1551" svg:viewBox="0 0 1 1552">
          <text:p/>
        </draw:connector>
        <draw:connector draw:style-name="gr5" draw:text-style-name="P5" draw:layer="layout" draw:type="line" svg:x1="9.65cm" svg:y1="16.407cm" svg:x2="9.651cm" svg:y2="19.156cm" draw:start-shape="id4" draw:start-glue-point="6" draw:end-shape="id5" draw:end-glue-point="4" svg:d="M9650 16407l1 2749" svg:viewBox="0 0 2 2750">
          <text:p/>
        </draw:connector>
        <draw:connector draw:style-name="gr5" draw:text-style-name="P5" draw:layer="layout" draw:line-skew="-4.034cm" svg:x1="7.636cm" svg:y1="19.874cm" svg:x2="7.636cm" svg:y2="7.318cm" draw:start-shape="id5" draw:start-glue-point="5" draw:end-shape="id1" draw:end-glue-point="5" svg:d="M7636 19874h-4585v-12556h4585" svg:viewBox="0 0 4586 12557">
          <text:p/>
        </draw:connector>
        <draw:connector draw:style-name="gr5" draw:text-style-name="P5" draw:layer="layout" draw:type="line" svg:x1="11.679cm" svg:y1="11.504cm" svg:x2="13.5cm" svg:y2="11.503cm" draw:start-shape="id3" draw:start-glue-point="7" draw:end-shape="id6" draw:end-glue-point="5" svg:d="M11679 11504l1821-1" svg:viewBox="0 0 1822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3T09:51:45.996188700</meta:creation-date>
    <dc:date>2018-09-13T10:04:56.510256171</dc:date>
    <meta:editing-duration>PT1M1S</meta:editing-duration>
    <meta:editing-cycles>3</meta:editing-cycles>
    <meta:generator>LibreOffice/6.0.3.2$Linux_X86_64 LibreOffice_project/00m0$Build-2</meta:generator>
    <meta:document-statistic meta:object-count="11"/>
  </office:meta>
</office:document-meta>
</file>